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A0000005F6001CEE1FF2666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ungee Shade" svg:font-family="'Bungee Shade'" style:font-pitch="variable"/>
    <style:font-face style:name="Cooper" svg:font-family="Coop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kiest Guy" svg:font-family="'Luckiest Guy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oper" fo:font-size="17pt" style:font-size-asian="17pt" style:font-size-complex="17pt"/>
    </style:style>
    <style:style style:name="P2" style:family="paragraph" style:parent-style-name="Standard">
      <style:text-properties style:font-name="Cooper" fo:font-size="17pt" officeooo:rsid="0008aa86" officeooo:paragraph-rsid="0008aa86" style:font-size-asian="17pt" style:font-size-complex="17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2917in" svg:height="0.6598in" draw:z-index="0"><draw:image xlink:href="Pictures/100000010000038A0000005F6001CEE1FF26663D.png" xlink:type="simple" xlink:show="embed" xlink:actuate="onLoad" draw:mime-type="image/png"/></draw:frame></text:p>
      <text:p text:style-name="P1"/>
      <text:p text:style-name="P2">Dear Heavenly Father</text:p>
      <text:p text:style-name="P2">You know everything about me,</text:p>
      <text:p text:style-name="P2">and you know that I’m a sinner.</text:p>
      <text:p text:style-name="P2"/>
      <text:p text:style-name="P2">For many years, I have loved my sins.</text:p>
      <text:p text:style-name="P2">I hereby repent from all my sinful ways.</text:p>
      <text:p text:style-name="P2"/>
      <text:p text:style-name="P2">I’m willing to change with Your help,</text:p>
      <text:p text:style-name="P2">I receive your forgiveness, and I pray that you help me</text:p>
      <text:p text:style-name="P2">forgive those, who have hurt me.</text:p>
      <text:p text:style-name="P2"/>
      <text:p text:style-name="P2">I know I only receive forgiveness, as I forgive others.</text:p>
      <text:p text:style-name="P2"/>
      <text:p text:style-name="P2">Thank You that Jesus Christ died on the cross for us all.</text:p>
      <text:p text:style-name="P2">Thank You that He offers His righteousness to me,</text:p>
      <text:p text:style-name="P2">and today this very day, I receive that righteousness.</text:p>
      <text:p text:style-name="P2"/>
      <text:p text:style-name="P2">I put my faith in Him, the saviour of the world.</text:p>
      <text:p text:style-name="P2">So please God have mercy on me, a sinner.</text:p>
      <text:p text:style-name="P2">Save me Jesus Christ, and today this very day,</text:p>
      <text:p text:style-name="P2">I commit my life to you Lord Jesus Christ.</text:p>
      <text:p text:style-name="P2"/>
      <text:p text:style-name="P2">I pray these things in the Mighty name of Jesus Christ.</text:p>
      <text:p text:style-name="P2"/>
      <text:p text:style-name="P2">Am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ungee Shade" svg:font-family="'Bungee Shade'" style:font-pitch="variable"/>
    <style:font-face style:name="Cooper" svg:font-family="Coop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kiest Guy" svg:font-family="'Luckiest Guy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14:09:12.986000000</meta:creation-date>
    <dc:date>2023-09-07T14:33:17.025000000</dc:date>
    <meta:editing-duration>PT24M4S</meta:editing-duration>
    <meta:editing-cycles>1</meta:editing-cycles>
    <meta:document-statistic meta:table-count="0" meta:image-count="1" meta:object-count="0" meta:page-count="1" meta:paragraph-count="18" meta:word-count="145" meta:character-count="733" meta:non-whitespace-character-count="606"/>
    <meta:generator>LibreOffice/7.5.3.2$Windows_X86_64 LibreOffice_project/9f56dff12ba03b9acd7730a5a481eea045e468f3</meta:generator>
  </office:meta>
</office:document-meta>
</file>